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0BE21A2FA03345A5807.png" manifest:media-type="image/png"/>
  <manifest:file-entry manifest:full-path="Pictures/100002010000026B000000879A9EF3D8169F4080.png" manifest:media-type="image/png"/>
  <manifest:file-entry manifest:full-path="Pictures/10000201000002530000014435CF011BCF25CE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b49" officeooo:paragraph-rsid="00147b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</text:p>
      <text:p text:style-name="P1"><draw:frame draw:style-name="fr1" draw:name="Image1" text:anchor-type="char" svg:x="1.134cm" svg:y="0.445cm" svg:width="10.837cm" svg:height="4.022cm" draw:z-index="0"><draw:image xlink:href="Pictures/1000020100000200000000BE21A2FA03345A5807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51cm" svg:y="0.127cm" svg:width="12.594cm" svg:height="6.858cm" draw:z-index="1"><draw:image xlink:href="Pictures/10000201000002530000014435CF011BCF25CEB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>6<draw:frame draw:style-name="fr1" draw:name="Image3" text:anchor-type="char" svg:x="0.7cm" svg:y="0.381cm" svg:width="13.102cm" svg:height="2.858cm" draw:z-index="2"><draw:image xlink:href="Pictures/100002010000026B000000879A9EF3D8169F408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16:22:49.437000000</meta:creation-date>
    <meta:generator>LibreOffice/7.0.1.2$Windows_X86_64 LibreOffice_project/7cbcfc562f6eb6708b5ff7d7397325de9e764452</meta:generator>
    <dc:date>2020-12-18T16:28:13.303000000</dc:date>
    <meta:editing-duration>PT5M24S</meta:editing-duration>
    <meta:editing-cycles>1</meta:editing-cycles>
    <meta:document-statistic meta:table-count="0" meta:image-count="3" meta:object-count="0" meta:page-count="1" meta:paragraph-count="4" meta:word-count="2" meta:character-count="17" meta:non-whitespace-character-count="2"/>
  </office:meta>
</office:document-meta>
</file>